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fo:font-weight="normal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3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15pt" fo:font-weight="bold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Blarg</text:p>
      <text:p text:style-name="P1">Cahier des charges-06-04-2013</text:p>
      <text:p text:style-name="P1"/>
      <text:p text:style-name="P2"/>
      <text:p text:style-name="P2"/>
      <text:p text:style-name="P2"/>
      <text:p text:style-name="P2">[Inserer Blarg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3">Orivel Bastien(<text:a xlink:type="simple" xlink:href="mailto:b2orivel@enib.fr">b2orivel@enib.fr</text:a>) <text:s text:c="14"/>Le Vaufre Arnaud(<text:a xlink:type="simple" xlink:href="mailto:a2levauf@enib.fr">a2levauf@enib.fr</text:a>)</text:p>
      <text:p text:style-name="P2"><text:soft-page-break/><text:s/>Description synthétique :</text:p>
      <text:p text:style-name="P3"/>
      <text:p text:style-name="P4"><text:tab/><text:span text:style-name="T1">L'objet de ce projet concerne le développement informatique d'un jeu : un Blarg( créature extraterrestre ) doit aller chercher un médaillon afin de sauver sa bien-aimée. Il va alors rencontrer plusieurs difficultés : Le médaillon est séparé en plusieurs morceaux et chacun est protégé par une entité puissante.</text:span></text:p>
      <text:p text:style-name="P4"/>
      <text:p text:style-name="P8">Description détaillée :</text:p>
      <text:p text:style-name="P8"/>
      <text:p text:style-name="P6"><text:tab/><text:span text:style-name="T1">Le joueur incarne un Blarg, une créature extraterrestre qui va évoluer dans différents niveaux représentés par une succession de cases, chacune représentée par :</text:span></text:p>
      <text:list xml:id="list1213668210" text:style-name="L1">
        <text:list-item>
          <text:list>
            <text:list-item>
              <text:p text:style-name="P15">ses coordonnées (x et y)</text:p>
            </text:list-item>
            <text:list-item>
              <text:p text:style-name="P15">son contenu (présence d'objet, de monstre...)</text:p>
            </text:list-item>
          </text:list>
        </text:list-item>
      </text:list>
      <text:p text:style-name="P10"/>
      <text:p text:style-name="P14">Parmi les objets, le joueur pourra trouver :</text:p>
      <text:list xml:id="list2182775042" text:style-name="L2">
        <text:list-item>
          <text:list>
            <text:list-item>
              <text:p text:style-name="P16">de quoi améliorer son attaque</text:p>
            </text:list-item>
            <text:list-item>
              <text:p text:style-name="P16">de quoi améliorer sa vitesse</text:p>
            </text:list-item>
            <text:list-item>
              <text:p text:style-name="P16">de quoi se soigner</text:p>
            </text:list-item>
            <text:list-item>
              <text:p text:style-name="P16">de quoi améliorer sa vie max</text:p>
            </text:list-item>
            <text:list-item>
              <text:p text:style-name="P16">des boucliers</text:p>
            </text:list-item>
          </text:list>
        </text:list-item>
      </text:list>
      <text:p text:style-name="P14"/>
      <text:p text:style-name="P14">Durant le niveau, le Blarg va donc rencontrer différents ennemis. Il pourra alors leur cracher dessus afin de leur infliger des dégâts en fonction :</text:p>
      <text:list xml:id="list274659231" text:style-name="L4">
        <text:list-item>
          <text:list>
            <text:list-item>
              <text:p text:style-name="P18">du type de son attaque</text:p>
            </text:list-item>
            <text:list-item>
              <text:p text:style-name="P18">du type du monstre</text:p>
            </text:list-item>
            <text:list-item>
              <text:p text:style-name="P18">de son attaque</text:p>
            </text:list-item>
            <text:list-item>
              <text:p text:style-name="P18">de la défense du monstre</text:p>
            </text:list-item>
          </text:list>
        </text:list-item>
      </text:list>
      <text:p text:style-name="P14"/>
      <text:p text:style-name="P14">Le joueur commence avec 100 pdv.</text:p>
      <text:p text:style-name="P14"/>
      <text:p text:style-name="P14">Une fiole de vie lui en rend 20.</text:p>
      <text:p text:style-name="P14"/>
      <text:p text:style-name="P14">On peut trouver des boucliers de 10,20,50 pdb.</text:p>
      <text:p text:style-name="P14"/>
      <text:p text:style-name="P14">Le joueur peut se déplacer dans toutes les directions si il n'est pas bloqué par un mur ou un monstre.</text:p>
      <text:p text:style-name="P14"/>
      <text:p text:style-name="P19">Si le joueur touche le monstre, on enlève a ce dernier x^2-4y pdv (à changer).</text:p>
      <text:p text:style-name="P19"/>
      <text:p text:style-name="P19">Si le monstre arrive à 0pdv, il explose et disparaît.</text:p>
      <text:p text:style-name="P19"/>
      <text:p text:style-name="P19">Si le niveau ne comporte plus de monstres, alors le joueur passe au niveau suivant à travers un portail.</text:p>
      <text:p text:style-name="P19"/>
      <text:p text:style-name="P19">Tous les 3 niveaux, le joueur rencontre un boss qui lui donnera alors un bout du médaillon si est vaincu.</text:p>
      <text:p text:style-name="P19"/>
      <text:p text:style-name="P19">Entre deux niveaux, on affiche une cinématique.</text:p>
      <text:p text:style-name="P19"/>
      <text:p text:style-name="P19">Lorsque le médaillon est complet, le joueur doit affronter le boss final après quoi il aura fini le jeu.</text:p>
      <text:p text:style-name="P19"/>
      <text:p text:style-name="P9"><text:soft-page-break/>Description de l'interface homme-machine :</text:p>
      <text:p text:style-name="P9"/>
      <text:p text:style-name="P13"><text:tab/>L'interface est de typer graphique, c'est une fenêtre de 1024 * 640 pixels.</text:p>
      <text:p text:style-name="P14">On présente au joueur :</text:p>
      <text:list xml:id="list1369209695" text:style-name="L3">
        <text:list-item>
          <text:list>
            <text:list-item>
              <text:p text:style-name="P7"><text:span text:style-name="T2">la vie qu'il lui reste(sou la forme d'une barre de vie)</text:span></text:p>
            </text:list-item>
            <text:list-item>
              <text:p text:style-name="P17">son bouclier(même forme que la barre de vie mais d'une couleur différente)</text:p>
            </text:list-item>
            <text:list-item>
              <text:p text:style-name="P17">ses autres caractéristiques à l'appui d'un bouton(TAB)</text:p>
            </text:list-item>
            <text:list-item>
              <text:p text:style-name="P17">la carte</text:p>
            </text:list-item>
            <text:list-item>
              <text:p text:style-name="P17">sa position (au centre de la fenêtre)</text:p>
            </text:list-item>
          </text:list>
        </text:list-item>
      </text:list>
      <text:p text:style-name="P14"/>
      <text:p text:style-name="P8">Description des formats de fichier :</text:p>
      <text:p text:style-name="P8"/>
      <text:p text:style-name="P11"><text:tab/>Le programme lit :</text:p>
      <text:list xml:id="list934166532" text:style-name="L5">
        <text:list-item>
          <text:list>
            <text:list-item>
              <text:list>
                <text:list-item>
                  <text:p text:style-name="P12">pour chaque niveau la description du niveau</text:p>
                </text:list-item>
                <text:list-item>
                  <text:p text:style-name="P12">pour chaque cinématique la description de celle-ci</text:p>
                </text:list-item>
                <text:list-item>
                  <text:p text:style-name="P12">si on charge une partie, l'état du joueur ainsi que le niveau auquel il était</text:p>
                </text:list-item>
              </text:list>
            </text:list-item>
          </text:list>
        </text:list-item>
      </text:list>
      <text:p text:style-name="P11"/>
      <text:p text:style-name="P11"/>
      <text:p text:style-name="P11"><text:tab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</meta:initial-creator>
    <meta:creation-date>2013-04-06T15:17:07</meta:creation-date>
    <dc:date>2013-04-06T16:41:11</dc:date>
    <dc:creator>Bastien </dc:creator>
    <meta:editing-duration>PT1H10M15S</meta:editing-duration>
    <meta:editing-cycles>69</meta:editing-cycles>
    <meta:generator>LibreOffice/3.5$Linux_X86_64 LibreOffice_project/350m1$Build-2</meta:generator>
    <meta:document-statistic meta:table-count="0" meta:image-count="0" meta:object-count="0" meta:page-count="3" meta:paragraph-count="46" meta:word-count="425" meta:character-count="2432" meta:non-whitespace-character-count="2049"/>
  </office:meta>
</office:document-meta>
</file>